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a795" officeooo:paragraph-rsid="0012a795"/>
    </style:style>
    <style:style style:name="P2" style:family="paragraph" style:parent-style-name="Standard">
      <style:text-properties officeooo:rsid="0012a795" officeooo:paragraph-rsid="0012a795"/>
    </style:style>
    <style:style style:name="P3" style:family="paragraph" style:parent-style-name="Standard">
      <style:text-properties officeooo:rsid="0014f034" officeooo:paragraph-rsid="0014f034"/>
    </style:style>
    <style:style style:name="T1" style:family="text">
      <style:text-properties officeooo:rsid="001355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al :</text:p>
      <text:p text:style-name="P1">50 % Week 5</text:p>
      <text:p text:style-name="P1">50 % Week 6 <text:span text:style-name="T1">(25+25)</text:span></text:p>
      <text:p text:style-name="P1"/>
      <text:p text:style-name="P1"/>
      <text:p text:style-name="P3">Case n°2 :</text:p>
      <text:p text:style-name="P3">Thomas Kilmann : </text:p>
      <text:p text:style-name="P3"><text:tab/>Carlos : Avoiding</text:p>
      <text:p text:style-name="P3"><text:tab/>Anika : Competing</text:p>
      <text:p text:style-name="P3"/>
      <text:p text:style-name="P3">They can do differently by Carlos accepting responsibility/not avoiding it, which would ease the conflict between the 2 and open the door to negociations 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0:46:39.228134673</meta:creation-date>
    <meta:generator>LibreOffice/7.3.7.2$Linux_X86_64 LibreOffice_project/30$Build-2</meta:generator>
    <dc:date>2025-01-20T12:02:23.856828989</dc:date>
    <meta:editing-duration>PT47M21S</meta:editing-duration>
    <meta:editing-cycles>2</meta:editing-cycles>
    <meta:document-statistic meta:table-count="0" meta:image-count="0" meta:object-count="0" meta:page-count="1" meta:paragraph-count="8" meta:word-count="48" meta:character-count="254" meta:non-whitespace-character-count="211"/>
  </office:meta>
</office:document-meta>
</file>